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57b0" officeooo:paragraph-rsid="000205fe"/>
    </style:style>
    <style:style style:name="P2" style:family="paragraph" style:parent-style-name="Standard">
      <style:text-properties fo:font-weight="bold" officeooo:rsid="001857b0" officeooo:paragraph-rsid="000205fe" style:font-weight-asian="bold" style:font-weight-complex="bold"/>
    </style:style>
    <style:style style:name="P3" style:family="paragraph" style:parent-style-name="Standard">
      <style:paragraph-properties fo:text-align="center" style:justify-single-word="false"/>
      <style:text-properties fo:font-weight="bold" officeooo:rsid="000a0d76" officeooo:paragraph-rsid="000a0d76" style:font-weight-asian="bold" style:font-weight-complex="bold"/>
    </style:style>
    <style:style style:name="P4" style:family="paragraph" style:parent-style-name="Standard">
      <style:text-properties officeooo:rsid="0002ff1e" officeooo:paragraph-rsid="0002ff1e"/>
    </style:style>
    <style:style style:name="P5" style:family="paragraph" style:parent-style-name="Standard">
      <style:text-properties officeooo:rsid="002405df" officeooo:paragraph-rsid="000205fe"/>
    </style:style>
    <style:style style:name="P6" style:family="paragraph" style:parent-style-name="Standard">
      <style:text-properties officeooo:rsid="002405df" officeooo:paragraph-rsid="000a0d76"/>
    </style:style>
    <style:style style:name="P7" style:family="paragraph" style:parent-style-name="Standard" style:master-page-name="">
      <style:paragraph-properties fo:text-align="end" style:justify-single-word="false" style:page-number="auto"/>
      <style:text-properties officeooo:rsid="001857b0" officeooo:paragraph-rsid="000205fe"/>
    </style:style>
    <style:style style:name="P8" style:family="paragraph" style:parent-style-name="Standard">
      <style:text-properties officeooo:rsid="002405df" officeooo:paragraph-rsid="001128a6"/>
    </style:style>
    <style:style style:name="P9" style:family="paragraph" style:parent-style-name="Standard">
      <style:paragraph-properties fo:text-align="center" style:justify-single-word="false"/>
      <style:text-properties fo:font-weight="bold" officeooo:rsid="000a0d76" officeooo:paragraph-rsid="000a0d76" style:font-weight-asian="bold" style:font-weight-complex="bold"/>
    </style:style>
    <style:style style:name="P10" style:family="paragraph" style:parent-style-name="Standard">
      <style:paragraph-properties fo:text-align="center" style:justify-single-word="false"/>
      <style:text-properties fo:font-weight="bold" officeooo:rsid="001128a6" officeooo:paragraph-rsid="001128a6" style:font-weight-asian="bold" style:font-weight-complex="bold"/>
    </style:style>
    <style:style style:name="P11" style:family="paragraph" style:parent-style-name="Standard">
      <style:text-properties fo:font-weight="bold" officeooo:rsid="00037638" officeooo:paragraph-rsid="00177ca6" style:font-weight-asian="bold" style:font-weight-complex="bold"/>
    </style:style>
    <style:style style:name="P12" style:family="paragraph" style:parent-style-name="Standard">
      <style:text-properties officeooo:rsid="00061a9a" officeooo:paragraph-rsid="00061a9a"/>
    </style:style>
    <style:style style:name="P13" style:family="paragraph" style:parent-style-name="Standard">
      <style:text-properties officeooo:rsid="0007ec4c" officeooo:paragraph-rsid="0007ec4c"/>
    </style:style>
    <style:style style:name="P14" style:family="paragraph" style:parent-style-name="Standard">
      <style:text-properties officeooo:rsid="0007ec4c" officeooo:paragraph-rsid="001128a6"/>
    </style:style>
    <style:style style:name="P15" style:family="paragraph" style:parent-style-name="Standard">
      <style:text-properties officeooo:rsid="00144706" officeooo:paragraph-rsid="00144706"/>
    </style:style>
    <style:style style:name="P16" style:family="paragraph" style:parent-style-name="Standard">
      <style:text-properties officeooo:rsid="0002ff1e" officeooo:paragraph-rsid="0002ff1e"/>
    </style:style>
    <style:style style:name="P17" style:family="paragraph" style:parent-style-name="Standard">
      <style:text-properties officeooo:rsid="00037638" officeooo:paragraph-rsid="00177ca6"/>
    </style:style>
    <style:style style:name="T1" style:family="text">
      <style:text-properties officeooo:rsid="000a0d76"/>
    </style:style>
    <style:style style:name="T2" style:family="text">
      <style:text-properties officeooo:rsid="000f9089"/>
    </style:style>
    <style:style style:name="T3" style:family="text">
      <style:text-properties officeooo:rsid="0012af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2">Thi Hau Nguyen</text:p>
      <text:p text:style-name="P1">21 Fox House, Maysoule Road</text:p>
      <text:p text:style-name="P1">London SW11 2BX</text:p>
      <text:p text:style-name="P1">Phone: +44 7424 355 760</text:p>
      <text:p text:style-name="P1">E-mail: <text:a xlink:type="simple" xlink:href="mailto:hoangduytran1960@googlemail.com" text:style-name="Internet_20_link" text:visited-style-name="Visited_20_Internet_20_Link">hoangduytran1960@googlemail.com</text:a></text:p>
      <text:p text:style-name="P1"/>
      <text:p text:style-name="P4">Date: <text:span text:style-name="T3">11</text:span>/0<text:span text:style-name="T3">6</text:span>/2018</text:p>
      <text:p text:style-name="P4"/>
      <text:p text:style-name="P4"/>
      <text:p text:style-name="P11">Wandsworth Council</text:p>
      <text:p text:style-name="P17">Benefits Serivce</text:p>
      <text:p text:style-name="P17">P.O. Box 500</text:p>
      <text:p text:style-name="P17">London SW18 2PN</text:p>
      <text:p text:style-name="P4"/>
      <text:p text:style-name="P6">For the attention of </text:p>
      <text:p text:style-name="P6"/>
      <text:p text:style-name="P3">Wandsworth Council, </text:p>
      <text:p text:style-name="P3">Housing and Council Tax Benefit</text:p>
      <text:p text:style-name="P3">CHANGE IN CIRCUMSTANCES</text:p>
      <text:p text:style-name="P3">council tax ref: 81632760</text:p>
      <text:p text:style-name="P3">housing rent: 6/RSC/250527298</text:p>
      <text:p text:style-name="P10">Claim Reference:334485</text:p>
      <text:p text:style-name="P5"/>
      <text:p text:style-name="P5">Dear <text:span text:style-name="T1">Sir/Madam</text:span>,</text:p>
      <text:p text:style-name="P5"/>
      <text:p text:style-name="P8"><text:span text:style-name="T2">With regards to letter dated 04/06/2018, dictating that my son, Mr. Hoang Duy Tran, DOB: 06/07/1960 (NY 510166B) must pay a rental amount £14.80 (Weekly), I would like to ask you to reconsider your decision, as the current circumstance has been unchanged, that Mr. Hoang Duy Tran has not been able to held up a constant employment due to his continual gout attacks, after the Achilles tendon injury reported to you on 05/04/2018. He has three time sending this information to Orridge, the company he is working for, as a stock-checker. Please find attached copies of these letters, with images of his swollen feet he had taken at each report. Please would I also remind you that this is ONLY casual work and his is NOT a permanent employed. </text:span></text:p>
      <text:p text:style-name="P8"/>
      <text:p text:style-name="P15">I do not know what and how would he be able to get helps from these circumstances, and so please advise me the best course of actions and helps to elevate me from this financial debt.</text:p>
      <text:p text:style-name="P8"/>
      <text:p text:style-name="P8"><text:span text:style-name="T2"><text:s/></text:span></text:p>
      <text:p text:style-name="P14"/>
      <text:p text:style-name="P13">Yours sincerely,</text:p>
      <text:p text:style-name="P13"/>
      <text:p text:style-name="P13"/>
      <text:p text:style-name="P13"/>
      <text:p text:style-name="P13"/>
      <text:p text:style-name="P13"/>
      <text:p text:style-name="P15">Thi Hau Nguy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8:48:45.444373431</meta:creation-date>
    <dc:date>2018-06-11T12:24:44.036361104</dc:date>
    <meta:editing-duration>PT2H50M33S</meta:editing-duration>
    <meta:editing-cycles>13</meta:editing-cycles>
    <meta:generator>LibreOffice/6.0.4.2$Linux_X86_64 LibreOffice_project/00$Build-2</meta:generator>
    <meta:print-date>2018-04-06T11:28:01.816394148</meta:print-date>
    <meta:document-statistic meta:table-count="0" meta:image-count="0" meta:object-count="0" meta:page-count="1" meta:paragraph-count="23" meta:word-count="225" meta:character-count="1336" meta:non-whitespace-character-count="1129"/>
  </office:meta>
</office:document-meta>
</file>